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7.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gr10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2.434cm" fo:min-width="0.207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2.236cm" fo:min-width="0.337cm" fo:padding-top="0.134cm" fo:padding-bottom="0.134cm" fo:padding-left="0.259cm" fo:padding-right="0.25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548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cm" fo:min-width="1.548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9cm" svg:y1="3.6cm" svg:x2="22.9cm" svg:y2="7.5cm">
          <text:p/>
        </draw:line>
        <draw:line draw:style-name="gr1" draw:text-style-name="P1" draw:layer="layout" svg:x1="22.9cm" svg:y1="8.3cm" svg:x2="22.9cm" svg:y2="11.9cm">
          <text:p/>
        </draw:line>
        <draw:line draw:style-name="gr1" draw:text-style-name="P1" draw:layer="layout" svg:x1="12.1cm" svg:y1="2.6cm" svg:x2="5.5cm" svg:y2="2.6cm">
          <text:p/>
        </draw:line>
        <draw:line draw:style-name="gr1" draw:text-style-name="P1" draw:layer="layout" svg:x1="10.9cm" svg:y1="6.7cm" svg:x2="16.5cm" svg:y2="6.7cm">
          <text:p/>
        </draw:line>
        <draw:line draw:style-name="gr1" draw:text-style-name="P1" draw:layer="layout" svg:x1="16.5cm" svg:y1="6.7cm" svg:x2="16.5cm" svg:y2="3.4cm">
          <text:p/>
        </draw:line>
        <draw:line draw:style-name="gr1" draw:text-style-name="P1" draw:layer="layout" svg:x1="14.8cm" svg:y1="3.5cm" svg:x2="25cm" svg:y2="3.5cm">
          <text:p/>
        </draw:line>
        <draw:line draw:style-name="gr1" draw:text-style-name="P1" draw:layer="layout" svg:x1="10.9cm" svg:y1="4.8cm" svg:x2="10.9cm" svg:y2="11.8cm">
          <text:p/>
        </draw:line>
        <draw:line draw:style-name="gr1" draw:text-style-name="P1" draw:layer="layout" svg:x1="12.2cm" svg:y1="4.8cm" svg:x2="10.9cm" svg:y2="4.8cm">
          <text:p/>
        </draw:line>
        <draw:custom-shape draw:style-name="gr2" draw:text-style-name="P2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3cm" svg:y1="11.8cm" svg:x2="25.2cm" svg:y2="11.9cm">
          <text:p/>
        </draw:line>
        <draw:g>
          <draw:line draw:style-name="gr3" draw:text-style-name="P3" draw:layer="layout" svg:x1="9.069cm" svg:y1="12.513cm" svg:x2="6.9cm" svg:y2="12.527cm">
            <text:p/>
          </draw:line>
          <draw:line draw:style-name="gr3" draw:text-style-name="P3" draw:layer="layout" svg:x1="9.07cm" svg:y1="12.505cm" svg:x2="6.901cm" svg:y2="12.519cm">
            <text:p/>
          </draw:line>
          <draw:line draw:style-name="gr3" draw:text-style-name="P3" draw:layer="layout" svg:x1="7.492cm" svg:y1="12.827cm" svg:x2="8.57cm" svg:y2="12.827cm">
            <text:p/>
          </draw:line>
          <draw:line draw:style-name="gr3" draw:text-style-name="P3" draw:layer="layout" svg:x1="7.783cm" svg:y1="13.096cm" svg:x2="8.301cm" svg:y2="13.096cm">
            <text:p/>
          </draw:line>
          <draw:line draw:style-name="gr3" draw:text-style-name="P3" draw:layer="layout" svg:x1="8.013cm" svg:y1="12.494cm" svg:x2="8.022cm" svg:y2="11.8cm">
            <text:p/>
          </draw:line>
        </draw:g>
        <draw:custom-shape draw:style-name="gr4" draw:text-style-name="P2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16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243cm" svg:height="1.114cm" svg:x="5.9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6" draw:text-style-name="P4" draw:layer="layout" svg:width="1.243cm" svg:height="2.6cm" svg:x="6.5cm" svg:y="4.7cm">
          <draw:text-box draw:corner-radius="0.505cm">
            <text:p><text:span text:style-name="T1">R</text:span><text:span text:style-name="T2">1</text:span></text:p>
          </draw:text-box>
        </draw:frame>
        <draw:frame draw:style-name="gr6" draw:text-style-name="P4" draw:layer="layout" svg:width="1.243cm" svg:height="2.6cm" svg:x="9.657cm" svg:y="6.8cm">
          <draw:text-box draw:corner-radius="0.505cm">
            <text:p><text:span text:style-name="T1">R</text:span><text:span text:style-name="T2">4</text:span></text:p>
          </draw:text-box>
        </draw:frame>
        <draw:frame draw:style-name="gr6" draw:text-style-name="P4" draw:layer="layout" svg:width="1.243cm" svg:height="2.6cm" svg:x="13.2cm" svg:y="5.3cm">
          <draw:text-box draw:corner-radius="0.505cm">
            <text:p><text:span text:style-name="T1">R</text:span><text:span text:style-name="T2">3</text:span></text:p>
          </draw:text-box>
        </draw:frame>
        <draw:frame draw:style-name="gr6" draw:text-style-name="P4" draw:layer="layout" svg:width="1.243cm" svg:height="2.6cm" svg:x="18.4cm" svg:y="2.1cm">
          <draw:text-box draw:corner-radius="0.505cm">
            <text:p><text:span text:style-name="T1">R</text:span><text:span text:style-name="T2">2</text:span></text:p>
          </draw:text-box>
        </draw:frame>
        <draw:frame draw:style-name="gr6" draw:text-style-name="P4" draw:layer="layout" svg:width="1.243cm" svg:height="2.6cm" svg:x="20.657cm" svg:y="6.7cm">
          <draw:text-box draw:corner-radius="0.505cm">
            <text:p><text:span text:style-name="T1">C</text:span><text:span text:style-name="T2">2</text:span></text:p>
          </draw:text-box>
        </draw:frame>
        <draw:custom-shape draw:style-name="gr4" draw:text-style-name="P2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01cm" svg:height="0.4cm" svg:x="2.7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2cm" svg:height="8.15cm" svg:x="2.7cm" svg:y="3.15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8" draw:text-style-name="P4" draw:layer="layout" svg:width="2.2cm" svg:height="8.95cm" svg:x="24.7cm" svg:y="3.7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9" draw:text-style-name="P4" draw:layer="layout" svg:width="2.2cm" svg:height="3.35cm" svg:x="12.1cm" svg:y="2.05cm">
          <draw:text-box>
            <text:p>+</text:p>
            <text:p/>
            <text:p/>
            <text:p>-</text:p>
          </draw:text-box>
        </draw:frame>
        <draw:custom-shape draw:style-name="gr4" draw:text-style-name="P2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725cm" svg:height="2.702cm" draw:transform="rotate (-1.56067341713333) translate (15.201cm 6.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5" draw:layer="layout" svg:width="0.725cm" svg:height="2.702cm" draw:transform="rotate (-1.56067341713333) translate (21.202cm 3.10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1" draw:text-style-name="P5" draw:layer="layout" svg:width="0.855cm" svg:height="2.504cm" svg:x="10.445cm" svg:y="7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128cm" svg:height="0.003cm" svg:x="21.872cm" svg:y="7.4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28cm" svg:height="0.003cm" svg:x="21.872cm" svg:y="8.297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8cm" svg:y1="3.8cm" svg:x2="4.78cm" svg:y2="1.5cm">
          <text:p/>
        </draw:line>
        <draw:line draw:style-name="gr15" draw:text-style-name="P7" draw:layer="layout" svg:x1="5.5cm" svg:y1="3.8cm" svg:x2="5.5cm" svg:y2="1.5cm">
          <text:p/>
        </draw:line>
        <draw:line draw:style-name="gr1" draw:text-style-name="P1" draw:layer="layout" svg:x1="8cm" svg:y1="2.8cm" svg:x2="8cm" svg:y2="11.8cm">
          <text:p/>
        </draw:line>
        <draw:custom-shape draw:style-name="gr11" draw:text-style-name="P5" draw:layer="layout" svg:width="0.855cm" svg:height="2.504cm" svg:x="7.545cm" svg:y="5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8cm" svg:y1="2.6cm" svg:x2="2.9cm" svg:y2="2.6cm">
          <text:p/>
        </draw:line>
        <draw:custom-shape draw:style-name="gr4" draw:text-style-name="P2" draw:layer="layout" svg:width="0.401cm" svg:height="0.4cm" svg:x="2.793cm" svg:y="2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6T16:55:13.583229305</dc:date>
    <meta:editing-duration>PT27M35S</meta:editing-duration>
    <meta:editing-cycles>8</meta:editing-cycles>
    <meta:generator>LibreOffice/6.4.6.2$Linux_X86_64 LibreOffice_project/40$Build-2</meta:generator>
    <meta:document-statistic meta:object-count="42"/>
  </office:meta>
</office:document-meta>
</file>